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Roman No9 L" officeooo:rsid="0007f76b" officeooo:paragraph-rsid="0007f76b"/>
    </style:style>
    <style:style style:name="P2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4bb24" officeooo:paragraph-rsid="0008e7b0"/>
    </style:style>
    <style:style style:name="P3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8e7b0" officeooo:paragraph-rsid="0008e7b0"/>
    </style:style>
    <style:style style:name="P4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8e7b0" officeooo:paragraph-rsid="00303769"/>
    </style:style>
    <style:style style:name="P5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304516" officeooo:paragraph-rsid="00304516"/>
    </style:style>
    <style:style style:name="P6" style:family="paragraph" style:parent-style-name="Standard">
      <style:paragraph-properties fo:text-align="justify" style:justify-single-word="false"/>
      <style:text-properties style:font-name="Nimbus Roman No9 L" officeooo:rsid="000320c1" officeooo:paragraph-rsid="00303769"/>
    </style:style>
    <style:style style:name="P7" style:family="paragraph" style:parent-style-name="Standard">
      <style:paragraph-properties fo:text-align="justify" style:justify-single-word="false"/>
      <style:text-properties style:font-name="Nimbus Roman No9 L" officeooo:rsid="000320c1" officeooo:paragraph-rsid="00340304"/>
    </style:style>
    <style:style style:name="P8" style:family="paragraph" style:parent-style-name="Standard">
      <style:paragraph-properties fo:text-align="justify" style:justify-single-word="false"/>
      <style:text-properties style:font-name="Nimbus Roman No9 L" officeooo:rsid="00340304" officeooo:paragraph-rsid="00340304"/>
    </style:style>
    <style:style style:name="P9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1.05pt double #000000" style:join-border="false"/>
      <style:text-properties style:font-name="Nimbus Roman No9 L" fo:font-size="14pt" fo:font-weight="bold" officeooo:rsid="000320c1" officeooo:paragraph-rsid="0007f76b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text-align="justify" style:justify-single-word="false"/>
      <style:text-properties style:font-name="Nimbus Roman No9 L" fo:font-size="12pt" fo:language="en" fo:country="US" officeooo:rsid="00304516" officeooo:paragraph-rsid="00304516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4bb24" officeooo:paragraph-rsid="000aac43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320c1" officeooo:paragraph-rsid="000db3b7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187bc4" officeooo:paragraph-rsid="001d310e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0c0a34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0320c1" officeooo:paragraph-rsid="000f21da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Nimbus Roman No9 L" fo:font-size="12pt" fo:language="en" fo:country="US" officeooo:rsid="0008e7b0" officeooo:paragraph-rsid="0008e7b0"/>
    </style:style>
    <style:style style:name="P17" style:family="paragraph" style:parent-style-name="Standard">
      <style:paragraph-properties fo:text-align="justify" style:justify-single-word="false"/>
      <style:text-properties style:font-name="Nimbus Roman No9 L" officeooo:rsid="000320c1" officeooo:paragraph-rsid="0038374c"/>
    </style:style>
    <style:style style:name="P18" style:family="paragraph" style:parent-style-name="Standard">
      <style:paragraph-properties fo:text-align="justify" style:justify-single-word="false"/>
      <style:text-properties style:font-name="Nimbus Roman No9 L" officeooo:rsid="0028d906" officeooo:paragraph-rsid="003a0578"/>
    </style:style>
    <style:style style:name="P19" style:family="paragraph" style:parent-style-name="Heading_20_1" style:master-page-name="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style:page-number="auto" fo:background-color="transparent" fo:keep-with-next="always"/>
    </style:style>
    <style:style style:name="P20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 fo:keep-with-next="always"/>
      <style:text-properties officeooo:paragraph-rsid="000aac43"/>
    </style:style>
    <style:style style:name="P21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 fo:keep-with-next="always"/>
      <style:text-properties officeooo:paragraph-rsid="0020cebf"/>
    </style:style>
    <style:style style:name="P22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/>
      <style:text-properties style:font-name="Nimbus Roman No9 L" fo:font-size="12pt" fo:font-weight="normal" officeooo:paragraph-rsid="0020cebf" style:font-size-asian="12pt" style:font-weight-asian="normal" style:font-size-complex="12pt" style:font-weight-complex="normal"/>
    </style:style>
    <style:style style:name="P23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/>
      <style:text-properties fo:color="#000000" style:font-name="Nimbus Roman No9 L" fo:font-size="12pt" fo:language="en" fo:country="US" fo:font-weight="normal" officeooo:rsid="000aac43" officeooo:paragraph-rsid="0020cebf" style:font-weight-asian="normal" style:font-weight-complex="normal"/>
    </style:style>
    <style:style style:name="P24" style:family="paragraph" style:parent-style-name="Heading_20_1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in" style:auto-text-indent="false" fo:background-color="transparent"/>
      <style:text-properties officeooo:paragraph-rsid="0020cebf"/>
    </style:style>
    <style:style style:name="T1" style:family="text">
      <style:text-properties officeooo:rsid="0007f76b"/>
    </style:style>
    <style:style style:name="T2" style:family="text">
      <style:text-properties fo:color="#000000"/>
    </style:style>
    <style:style style:name="T3" style:family="text">
      <style:text-properties fo:color="#000000" style:font-name="Nimbus Roman No9 L" fo:font-size="12pt" fo:language="en" fo:country="US" officeooo:rsid="000aac43"/>
    </style:style>
    <style:style style:name="T4" style:family="text">
      <style:text-properties fo:color="#000000" style:font-name="Nimbus Roman No9 L" fo:font-size="12pt" fo:language="en" fo:country="US" fo:font-weight="normal" style:font-weight-asian="normal" style:font-weight-complex="normal"/>
    </style:style>
    <style:style style:name="T5" style:family="text">
      <style:text-properties fo:color="#000000" style:font-name="Nimbus Roman No9 L" fo:font-size="12pt" fo:language="en" fo:country="US" fo:font-weight="normal" officeooo:rsid="000aac43" style:font-weight-asian="normal" style:font-weight-complex="normal"/>
    </style:style>
    <style:style style:name="T6" style:family="text">
      <style:text-properties fo:color="#000000" style:font-name="Nimbus Roman No9 L" fo:font-size="12pt" fo:language="en" fo:country="US" fo:font-weight="normal" officeooo:rsid="0004bb24" style:font-weight-asian="normal" style:font-weight-complex="normal"/>
    </style:style>
    <style:style style:name="T7" style:family="text">
      <style:text-properties fo:color="#000000" style:font-name="Nimbus Roman No9 L" fo:font-size="12pt" fo:language="en" fo:country="US" fo:font-weight="normal" officeooo:rsid="000db3b7" style:font-weight-asian="normal" style:font-weight-complex="normal"/>
    </style:style>
    <style:style style:name="T8" style:family="text">
      <style:text-properties fo:color="#000000" style:font-name="Nimbus Roman No9 L" fo:font-size="12pt" fo:language="en" fo:country="US" fo:font-weight="normal" officeooo:rsid="000f21da" style:font-weight-asian="normal" style:font-weight-complex="normal"/>
    </style:style>
    <style:style style:name="T9" style:family="text">
      <style:text-properties fo:color="#000000" style:font-name="Nimbus Roman No9 L" fo:font-size="12pt" fo:language="en" fo:country="US" fo:font-weight="normal" officeooo:rsid="0007f76b" style:font-weight-asian="normal" style:font-weight-complex="normal"/>
    </style:style>
    <style:style style:name="T10" style:family="text">
      <style:text-properties fo:color="#000000" style:font-name="Nimbus Roman No9 L" fo:font-size="12pt" fo:language="en" fo:country="US" fo:font-weight="normal" officeooo:rsid="000f5a15" style:font-weight-asian="normal" style:font-weight-complex="normal"/>
    </style:style>
    <style:style style:name="T11" style:family="text">
      <style:text-properties fo:color="#000000" style:font-name="Nimbus Roman No9 L" fo:font-size="12pt" fo:language="en" fo:country="US" fo:font-weight="normal" officeooo:rsid="0016a007" style:font-weight-asian="normal" style:font-weight-complex="normal"/>
    </style:style>
    <style:style style:name="T12" style:family="text">
      <style:text-properties fo:color="#000000" style:font-name="Nimbus Roman No9 L" fo:font-size="12pt" fo:language="en" fo:country="US" fo:font-weight="normal" officeooo:rsid="0020cebf" style:font-weight-asian="normal" style:font-weight-complex="normal"/>
    </style:style>
    <style:style style:name="T13" style:family="text">
      <style:text-properties fo:color="#000000" style:font-name="Nimbus Roman No9 L" fo:font-size="12pt" fo:language="en" fo:country="US" officeooo:rsid="0004bb24"/>
    </style:style>
    <style:style style:name="T14" style:family="text">
      <style:text-properties fo:color="#000000" style:font-name="Nimbus Roman No9 L" fo:font-size="12pt" fo:language="en" fo:country="US" officeooo:rsid="000db3b7"/>
    </style:style>
    <style:style style:name="T15" style:family="text">
      <style:text-properties fo:color="#000000" style:font-name="Nimbus Roman No9 L" fo:font-size="12pt" fo:language="en" fo:country="US" style:text-underline-style="none" fo:font-weight="normal" officeooo:rsid="000aac43" style:font-weight-asian="normal" style:font-weight-complex="normal"/>
    </style:style>
    <style:style style:name="T16" style:family="text">
      <style:text-properties fo:color="#000000" officeooo:rsid="0007f76b"/>
    </style:style>
    <style:style style:name="T17" style:family="text">
      <style:text-properties fo:font-size="12pt" fo:language="en" fo:country="US"/>
    </style:style>
    <style:style style:name="T18" style:family="text">
      <style:text-properties fo:font-size="12pt" fo:language="en" fo:country="US" officeooo:rsid="0008e7b0"/>
    </style:style>
    <style:style style:name="T19" style:family="text">
      <style:text-properties fo:font-size="12pt" fo:language="en" fo:country="US" officeooo:rsid="001b1246"/>
    </style:style>
    <style:style style:name="T20" style:family="text">
      <style:text-properties fo:font-size="12pt" fo:language="en" fo:country="US" officeooo:rsid="002fa61c"/>
    </style:style>
    <style:style style:name="T21" style:family="text">
      <style:text-properties fo:font-size="12pt" fo:language="en" fo:country="US" officeooo:rsid="00303769"/>
    </style:style>
    <style:style style:name="T22" style:family="text">
      <style:text-properties fo:font-size="12pt" fo:language="en" fo:country="US" officeooo:rsid="000320c1"/>
    </style:style>
    <style:style style:name="T23" style:family="text">
      <style:text-properties fo:font-size="12pt" fo:language="en" fo:country="US" officeooo:rsid="0007f76b"/>
    </style:style>
    <style:style style:name="T24" style:family="text">
      <style:text-properties fo:font-size="12pt" fo:language="en" fo:country="US" officeooo:rsid="00304516"/>
    </style:style>
    <style:style style:name="T25" style:family="text">
      <style:text-properties fo:font-size="12pt" fo:language="en" fo:country="US" officeooo:rsid="0038374c"/>
    </style:style>
    <style:style style:name="T26" style:family="text">
      <style:text-properties fo:font-size="12pt" fo:language="en" fo:country="US" officeooo:rsid="003a0578"/>
    </style:style>
    <style:style style:name="T27" style:family="text">
      <style:text-properties officeooo:rsid="0004bb24"/>
    </style:style>
    <style:style style:name="T28" style:family="text">
      <style:text-properties officeooo:rsid="0012c574"/>
    </style:style>
    <style:style style:name="T29" style:family="text">
      <style:text-properties officeooo:rsid="001d310e"/>
    </style:style>
    <style:style style:name="T30" style:family="text">
      <style:text-properties officeooo:rsid="001f2404"/>
    </style:style>
    <style:style style:name="T31" style:family="text">
      <style:text-properties officeooo:rsid="0020cebf"/>
    </style:style>
    <style:style style:name="T32" style:family="text">
      <style:text-properties officeooo:rsid="0021f833"/>
    </style:style>
    <style:style style:name="T33" style:family="text">
      <style:text-properties officeooo:rsid="00229eeb"/>
    </style:style>
    <style:style style:name="T34" style:family="text">
      <style:text-properties officeooo:rsid="00303769"/>
    </style:style>
    <style:style style:name="T35" style:family="text">
      <style:text-properties officeooo:rsid="00304516"/>
    </style:style>
    <style:style style:name="T36" style:family="text">
      <style:text-properties officeooo:rsid="00340304"/>
    </style:style>
    <style:style style:name="T37" style:family="text">
      <style:text-properties officeooo:rsid="003590e3"/>
    </style:style>
    <style:style style:name="T38" style:family="text">
      <style:text-properties officeooo:rsid="0038374c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Foam <text:span text:style-name="T1">Elastic Modulus:</text:span></text:p>
      <text:p text:style-name="P1">Having microstructure containing bubbles with specific size distribution, elastic response of polyurethane foams can be affected by bubble size distribution, <text:span text:style-name="T38">density of foam and strut_content</text:span>. Bubble size distribution could be described by two values: mean value, <text:span text:style-name="T32">MU</text:span> and standard deviation, <text:span text:style-name="T32">SIGMA</text:span> (Assuming bubble size follows the normal distribution). <text:span text:style-name="T38">In addition, rho and strut_content parameters stand for density and strut content, respectively.</text:span> As a result, ''Foam Elastic Modulus'' has been coded <text:s/>in a way that it receives mean value and standard deviation of bubble size distribution <text:span text:style-name="T38">as well as rho and strut_content</text:span> in foam microstructure and returns the elastic modulus of polyurethane foam. </text:p>
      <text:p text:style-name="P17">The folder ''Foam<text:span text:style-name="T1">ElasticModulus</text:span>'' contains ''<text:span text:style-name="T38">AbaqusSimulation</text:span>.py''. <text:span text:style-name="T30">By default, the directory which has the </text:span><text:span text:style-name="T18">''</text:span><text:span text:style-name="T25">AbaqusSimulation</text:span><text:span text:style-name="T17">.py</text:span><text:span text:style-name="T18">'', </text:span><text:span text:style-name="T28">is used as a working directory. Following steps made the </text:span>''Foam<text:span text:style-name="T1">ElasticModulus</text:span>.py'' <text:span text:style-name="T34">ready to be executed:</text:span></text:p>
      <text:p text:style-name="P6"/>
      <text:p text:style-name="P17"><text:span text:style-name="T34">1- The folder includes the surce code of ''spherepack'' that is called by </text:span>''<text:span text:style-name="T38">AbaqusSimulation</text:span>.py'' <text:span text:style-name="T33">during execution. Consecuently, in advance to use the </text:span>''<text:span text:style-name="T38">AbaqusSimulation</text:span>.py'', <text:span text:style-name="T28">''spherepack'' tool must be compiled. To compile ''spherepack'', you need to run the cmake in Terminal as:</text:span></text:p>
      <text:p text:style-name="P7"/>
      <text:p text:style-name="P8"><text:span text:style-name="T37">$ </text:span>cmake .</text:p>
      <text:p text:style-name="P7"/>
      <text:p text:style-name="P8">And then:</text:p>
      <text:p text:style-name="P8"/>
      <text:p text:style-name="P8"><text:span text:style-name="T37">$ </text:span>make</text:p>
      <text:p text:style-name="P7"/>
      <text:p text:style-name="P7"/>
      <text:p text:style-name="P17"><text:span text:style-name="T36"><text:s/>By compiling the “spherpack”, new file of “spherepack.exe” is constructed. <text:s/>Enough care must be taken that to have the “spherepack.exe” in the same directory as </text:span><text:span text:style-name="T18">''</text:span><text:span text:style-name="T25">AbaqusSimulation</text:span><text:span text:style-name="T17">.py</text:span><text:span text:style-name="T18">''. </text:span></text:p>
      <text:p text:style-name="P4"/>
      <text:p text:style-name="P18"><text:span text:style-name="T21">2- </text:span><text:span text:style-name="T22">''</text:span><text:span text:style-name="T25">AbaqusSimulation</text:span><text:span text:style-name="T22">.py .py'' </text:span><text:span text:style-name="T21"><text:s/>calls the ABAQUS in order to run the input file generated. To make the ABAQUS able to use the </text:span><text:span text:style-name="T22">''</text:span><text:span text:style-name="T25">AbaqusSimulation</text:span><text:span text:style-name="T22">.py'' </text:span><text:span text:style-name="T21">directory as its own directory </text:span><text:span text:style-name="T24">(normally ABAQUS uses “commands” folder in home directory as a working directory)</text:span><text:span text:style-name="T21">, it is recommended to </text:span><text:span text:style-name="T24">use folloeing commands in order to make the ABAQUS executable in any directory on your PC: </text:span></text:p>
      <text:p text:style-name="P10">sudo ln -s /usr/local/abaqus/Commands/abq&lt;yourversion&gt; /usr/bin/abq&lt;yourversion&gt;</text:p>
      <text:p text:style-name="P5"/>
      <text:p text:style-name="P18"><text:span text:style-name="T24">3- It</text:span><text:span text:style-name="T21"> </text:span><text:span text:style-name="T17"><text:s/>is also necessary to introduce the version of ABAQUS. To do that, lines </text:span><text:span text:style-name="T26">42</text:span><text:span text:style-name="T17"> of the </text:span><text:span text:style-name="T18">''</text:span><text:span text:style-name="T25">AbaqusSimulation</text:span><text:span text:style-name="T22">.py</text:span><text:span text:style-name="T18">'' </text:span><text:span text:style-name="T17">must be modified based on user's <text:s/>ABAQUS </text:span><text:span text:style-name="T24">version</text:span><text:span text:style-name="T17">. <text:s/></text:span><text:span text:style-name="T26">Also, line 43 is asking for number of cores available on computing machine (By default is 20).</text:span></text:p>
      <text:p text:style-name="P3"><text:span text:style-name="T35">4- Dependencies: </text:span>The following softwares (or modules) have to be installed before running the ''FoamElasticModulus.<text:span text:style-name="T31">py</text:span>'':</text:p>
      <text:p text:style-name="P2"/>
      <text:list xml:id="list7817093128945849885" text:style-name="L1">
        <text:list-item>
          <text:p text:style-name="P11">Python 2.7.10.</text:p>
        </text:list-item>
        <text:list-item>
          <text:p text:style-name="P14"><text:span text:style-name="T13">P</text:span><text:span text:style-name="T3">ython modul</text:span><text:span text:style-name="T14">es</text:span><text:span text:style-name="T3">:</text:span></text:p>
        </text:list-item>
      </text:list>
      <text:h text:style-name="P19" text:outline-level="1"><text:soft-page-break/><text:a xlink:type="simple" xlink:href="https://docs.python.org/2/library/os.html#module-os" text:style-name="Internet_20_link" text:visited-style-name="Visited_20_Internet_20_Link"><text:span text:style-name="Source_20_Text"><text:span text:style-name="T15">os</text:span></text:span></text:a><text:span text:style-name="T5"> — Miscellaneous operating system interfaces</text:span></text:h>
      <text:h text:style-name="P20" text:outline-level="1"><text:a xlink:type="simple" xlink:href="https://docs.python.org/2/library/os.path.html#module-os.path" text:style-name="Internet_20_link" text:visited-style-name="Visited_20_Internet_20_Link"><text:span text:style-name="Source_20_Text"><text:span text:style-name="T15">os.path</text:span></text:span></text:a><text:span text:style-name="T5"> — Common pathname manipulations</text:span></text:h>
      <text:h text:style-name="P21" text:outline-level="1"><text:a xlink:type="simple" xlink:href="https://docs.python.org/2/library/itertools.html#module-itertools" text:style-name="Internet_20_link" text:visited-style-name="Visited_20_Internet_20_Link"><text:span text:style-name="Source_20_Text"><text:span text:style-name="T15">itertools</text:span></text:span></text:a><text:span text:style-name="T5"> — Functions creating iterators for efficient looping</text:span></text:h>
      <text:h text:style-name="P22" text:outline-level="1">NumPy <text:s/>fundamental package for scientific computing with Python.</text:h>
      <text:h text:style-name="P21" text:outline-level="1"><text:a xlink:type="simple" xlink:href="https://docs.python.org/2/library/math.html#module-math" text:style-name="Internet_20_link" text:visited-style-name="Visited_20_Internet_20_Link"><text:span text:style-name="Source_20_Text"><text:span text:style-name="T15">math</text:span></text:span></text:a><text:span text:style-name="T5"> — Mathematical functions</text:span></text:h>
      <text:h text:style-name="P23" text:outline-level="1">SciPy Stack</text:h>
      <text:h text:style-name="P20" text:outline-level="1"><text:a xlink:type="simple" xlink:href="https://docs.python.org/2/library/time.html#module-time" text:style-name="Internet_20_link" text:visited-style-name="Visited_20_Internet_20_Link"><text:span text:style-name="Source_20_Text"><text:span text:style-name="T15">time</text:span></text:span></text:a><text:span text:style-name="T5"> — Time access and conversions</text:span></text:h>
      <text:h text:style-name="P20" text:outline-level="1"><text:a xlink:type="simple" xlink:href="https://docs.python.org/2/library/commands.html#module-commands" text:style-name="Internet_20_link" text:visited-style-name="Visited_20_Internet_20_Link"><text:span text:style-name="Source_20_Text"><text:span text:style-name="T15">commands</text:span></text:span></text:a><text:span text:style-name="T5"> — Utilities for running commands</text:span></text:h>
      <text:h text:style-name="P21" text:outline-level="1"><text:a xlink:type="simple" xlink:href="https://docs.python.org/2/library/glob.html#module-glob" text:style-name="Internet_20_link" text:visited-style-name="Visited_20_Internet_20_Link"><text:span text:style-name="Source_20_Text"><text:span text:style-name="T15">glob</text:span></text:span></text:a><text:span text:style-name="T5"> — Unix style pathname pattern expansion</text:span></text:h>
      <text:h text:style-name="P24" text:outline-level="1"><text:span text:style-name="T5">R</text:span><text:span text:style-name="T12">andom (</text:span><text:span text:style-name="T4">Generate pseudo-random numbers</text:span><text:span text:style-name="T12">)</text:span></text:h>
      <text:list xml:id="list94619329321934" text:continue-numbering="true" text:style-name="L1">
        <text:list-item>
          <text:p text:style-name="P15"><text:span text:style-name="T6">IDLE</text:span><text:span text:style-name="T13"> (Integrated DeveLopment Environment or Integrated Development and Learning Environment) <text:s/>for</text:span><text:span text:style-name="T6"> Python </text:span><text:span text:style-name="T7">(using python 2.7.10). </text:span><text:span text:style-name="T8">Since <text:s/>incompatibility between </text:span><text:span text:style-name="T10">some </text:span><text:span text:style-name="T8">python </text:span><text:span text:style-name="T10">IDE's</text:span><text:span text:style-name="T8"> </text:span><text:span text:style-name="T10">(e.g. Pycharm)</text:span><text:span text:style-name="T8"> and ABAQUS </text:span><text:span text:style-name="T10">has been</text:span><text:span text:style-name="T8"> </text:span><text:span text:style-name="T11">seen</text:span><text:span text:style-name="T8">, it is highly recommended to use IDLE to run </text:span><text:span text:style-name="T9">''Foam Elastic Modulus''.</text:span></text:p>
        </text:list-item>
        <text:list-item>
          <text:p text:style-name="P12"><text:span text:style-name="T27">NEPER (e.g. NEPER 3.0.1). NEPER could be downloaded through: ''</text:span><text:a xlink:type="simple" xlink:href="http://neper.sourceforge.net/" text:style-name="Internet_20_link" text:visited-style-name="Visited_20_Internet_20_Link"><text:span text:style-name="T27">http://neper.sourceforge.net/</text:span></text:a><text:span text:style-name="T27"> ''</text:span></text:p>
        </text:list-item>
        <text:list-item>
          <text:p text:style-name="P13">Gmsh 2.10.1 <text:s/><text:span text:style-name="T29">(http://gmsh.info/)</text:span></text:p>
        </text:list-item>
        <text:list-item>
          <text:p text:style-name="P16"><text:span text:style-name="T2">ABAQUS FEA </text:span><text:span text:style-name="T16">software package (e.g. ABAQUS 6.13)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suffix=".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1:34:47.587410053</meta:creation-date>
    <dc:date>2016-12-09T09:46:18.619746166</dc:date>
    <meta:editing-duration>P2DT2H36M46S</meta:editing-duration>
    <meta:editing-cycles>40</meta:editing-cycles>
    <meta:generator>LibreOffice/5.0.6.2$Linux_X86_64 LibreOffice_project/00m0$Build-2</meta:generator>
    <meta:document-statistic meta:table-count="0" meta:image-count="0" meta:object-count="0" meta:page-count="2" meta:paragraph-count="28" meta:word-count="460" meta:character-count="3216" meta:non-whitespace-character-count="2777"/>
  </office:meta>
</office:document-meta>
</file>